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90001087500009C04BBB69C4F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cm" svg:stroke-color="#3deb3d" draw:marker-start-width="0.355cm" draw:marker-end="Arrow" draw:marker-end-width="0.255cm" draw:fill="none" draw:textarea-vertical-align="middle" fo:padding-top="0.15cm" fo:padding-bottom="0.15cm" fo:padding-left="0.275cm" fo:padding-right="0.275cm" draw:shadow="visible" draw:shadow-offset-x="0cm" draw:shadow-offset-y="0.05cm" draw:shadow-color="#e6e6ff"/>
    </style:style>
    <style:style style:name="gr5" style:family="graphic" style:parent-style-name="standard">
      <style:graphic-properties draw:stroke="none" svg:stroke-color="#000000" draw:fill="none" draw:fill-color="#ffffff" fo:min-height="0.637cm"/>
    </style:style>
    <style:style style:name="gr6" style:family="graphic" style:parent-style-name="standard">
      <style:graphic-properties draw:stroke="none" svg:stroke-color="#000000" draw:fill="none" draw:fill-color="#ffffff" fo:min-height="1.125cm"/>
    </style:style>
    <style:style style:name="gr7" style:family="graphic" style:parent-style-name="objectwithoutfill">
      <style:graphic-properties svg:stroke-width="0.05cm" svg:stroke-color="#3deb3d" draw:marker-start-width="0.355cm" draw:marker-end="Arrow" draw:marker-end-width="0.255cm" draw:fill="none" draw:textarea-vertical-align="middle" fo:padding-top="0.15cm" fo:padding-bottom="0.15cm" fo:padding-left="0.275cm" fo:padding-right="0.275cm" draw:shadow="visible" draw:shadow-offset-x="0cm" draw:shadow-offset-y="0.07cm" draw:shadow-color="#e6e6ff"/>
    </style:style>
    <style:style style:name="gr8" style:family="graphic" style:parent-style-name="standard">
      <style:graphic-properties draw:stroke="none" svg:stroke-color="#000000" draw:fill="none" draw:fill-color="#ffffff" fo:min-height="0.375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color="#008000" fo:font-size="8pt" fo:font-style="italic" style:font-size-asian="8pt" style:font-style-asian="italic" style:font-size-complex="8pt" style:font-style-complex="italic"/>
    </style:style>
    <style:style style:name="P4" style:family="paragraph">
      <style:text-properties style:font-name="Liberation Sans1" fo:font-weight="normal" style:font-weight-asian="normal" style:font-weight-complex="normal"/>
    </style:style>
    <style:style style:name="P5" style:family="paragraph">
      <style:text-properties fo:color="#008000" style:font-name="Liberation Sans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4pt" fo:font-style="italic" style:font-size-asian="4pt" style:font-style-asian="italic" style:font-size-complex="4pt" style:font-style-complex="italic"/>
    </style:style>
    <style:style style:name="T7" style:family="text">
      <style:text-properties fo:font-variant="normal" fo:text-transform="none" fo:color="#228b22" style:text-outline="false" style:text-line-through-style="none" style:text-line-through-type="none" style:font-name="Liberation Sans1" fo:font-size="8pt" fo:font-style="italic" fo:text-shadow="none" style:text-underline-style="none" fo:font-weight="normal" style:letter-kerning="true" style:font-name-asian="DejaVu Sans Mono" style:font-size-asian="8pt" style:font-style-asian="italic" style:font-weight-asian="normal" style:font-name-complex="DejaVu Sans Mono" style:font-size-complex="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28b22" style:text-outline="false" style:text-line-through-style="none" style:text-line-through-type="none" style:font-name="Liberation Sans1" fo:font-size="4pt" fo:font-style="italic" fo:text-shadow="none" style:text-underline-style="none" fo:font-weight="normal" style:letter-kerning="true" style:font-name-asian="DejaVu Sans Mono" style:font-size-asian="4pt" style:font-style-asian="italic" style:font-weight-asian="normal" style:font-name-complex="DejaVu Sans Mono" style:font-size-complex="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8.999cm" svg:height="11.207cm" svg:x="0.142cm" svg:y="0.15cm">
            <draw:image xlink:href="Pictures/200000090001087500009C04BBB69C4F.wmf" xlink:type="simple" xlink:show="embed" xlink:actuate="onLoad">
              <text:p/>
            </draw:image>
          </draw:frame>
          <draw:frame draw:style-name="gr2" draw:text-style-name="P2" draw:layer="layout" svg:width="2.25cm" svg:height="1.25cm" svg:x="2.141cm" svg:y="1.525cm">
            <draw:text-box>
              <text:p text:style-name="P2"><text:span text:style-name="T1">Capteur</text:span></text:p>
              <text:p text:style-name="P2"><text:span text:style-name="T2">image avec</text:span></text:p>
              <text:p text:style-name="P2"><text:span text:style-name="T2">distortion</text:span></text:p>
            </draw:text-box>
          </draw:frame>
          <draw:line draw:style-name="gr3" draw:text-style-name="P1" draw:layer="layout" svg:x1="3.766cm" svg:y1="1.525cm" svg:x2="4.766cm" svg:y2="1.275cm">
            <text:p/>
          </draw:line>
          <draw:frame draw:style-name="gr2" draw:text-style-name="P2" draw:layer="layout" svg:width="2.25cm" svg:height="1.682cm" svg:x="3.016cm" svg:y="2.525cm">
            <draw:text-box>
              <text:p text:style-name="P2"><text:span text:style-name="T1">Image</text:span></text:p>
              <text:p text:style-name="P2"><text:span text:style-name="T1">redressée</text:span></text:p>
              <text:p text:style-name="P2"><text:span text:style-name="T3"/></text:p>
              <text:p text:style-name="P2"><text:span text:style-name="T2">dans le plan focal</text:span></text:p>
              <text:p text:style-name="P2"><text:span text:style-name="T2">dans le repère <text:s text:c="3"/>caméra : <text:s text:c="2"/></text:span><text:span text:style-name="T4">im.co</text:span></text:p>
            </draw:text-box>
          </draw:frame>
          <draw:line draw:style-name="gr3" draw:text-style-name="P1" draw:layer="layout" svg:x1="4.766cm" svg:y1="2.525cm" svg:x2="5.266cm" svg:y2="1.775cm">
            <text:p/>
          </draw:line>
          <draw:path draw:style-name="gr4" draw:text-style-name="P1" draw:layer="layout" svg:width="1.019cm" svg:height="0.874cm" svg:x="2.246cm" svg:y="2.025cm" svg:viewBox="0 0 1020 875" svg:d="M270 0c-750 375 250 750 750 875">
            <text:p/>
          </draw:path>
          <draw:frame draw:style-name="gr5" draw:text-style-name="P3" draw:layer="layout" svg:width="1.594cm" svg:height="0.887cm" svg:x="1.516cm" svg:y="2.65cm">
            <draw:text-box>
              <text:p text:style-name="P3"><text:span text:style-name="T5">pix2yz(</text:span><text:span text:style-name="T6"> </text:span><text:span text:style-name="T5">)</text:span></text:p>
            </draw:text-box>
          </draw:frame>
          <draw:frame draw:style-name="gr6" draw:text-style-name="P2" draw:layer="layout" svg:width="2.625cm" svg:height="1.602cm" svg:x="14.179cm" svg:y="5.607cm">
            <draw:text-box>
              <text:p text:style-name="P2"><text:span text:style-name="T1">Objet</text:span></text:p>
              <text:p text:style-name="P2"><text:span text:style-name="T3"/></text:p>
              <text:p text:style-name="P2"><text:span text:style-name="T4">obj.co</text:span></text:p>
              <text:p text:style-name="P2"><text:span text:style-name="T2">8 points considérés dans le <text:s/>plan X=300 du repère caméra </text:span><text:span text:style-name="T4">co</text:span></text:p>
            </draw:text-box>
          </draw:frame>
          <draw:path draw:style-name="gr7" draw:text-style-name="P1" draw:layer="layout" svg:width="9.374cm" svg:height="5.806cm" svg:x="5.016cm" svg:y="3.025cm" svg:viewBox="0 0 9375 5807" svg:d="M0 0c875 125 7125 9250 9375 4375">
            <text:p/>
          </draw:path>
          <draw:frame draw:style-name="gr8" draw:text-style-name="P5" draw:layer="layout" svg:width="2.625cm" svg:height="0.625cm" svg:x="11.016cm" svg:y="8.775cm">
            <draw:text-box>
              <text:p text:style-name="P4"><text:span text:style-name="T7">xfyz2objco(</text:span><text:span text:style-name="T8"> </text:span><text:span text:style-name="T7">)</text:span></text:p>
            </draw:text-box>
          </draw:frame>
          <draw:frame draw:style-name="gr9" draw:text-style-name="P2" draw:layer="layout" svg:width="2.625cm" svg:height="0.75cm" svg:x="14.016cm" svg:y="8.025cm">
            <draw:text-box>
              <text:p text:style-name="P2"><text:span text:style-name="T2">Dans le repère du robot : <text:s/></text:span><text:span text:style-name="T4">obj.ro</text:span></text:p>
            </draw:text-box>
          </draw:frame>
          <draw:frame draw:style-name="gr9" draw:text-style-name="P2" draw:layer="layout" svg:width="2.625cm" svg:height="0.75cm" svg:x="13.266cm" svg:y="9.275cm">
            <draw:text-box>
              <text:p text:style-name="P2"><text:span text:style-name="T2">Dans le repère du terrain </text:span><text:span text:style-name="T4">obj.abs</text:span></text:p>
            </draw:text-box>
          </draw:frame>
          <draw:path draw:style-name="gr7" draw:text-style-name="P1" draw:layer="layout" svg:width="0.378cm" svg:height="0.749cm" svg:x="14.887cm" svg:y="7.275cm" svg:viewBox="0 0 379 750" svg:d="M34 0c-145 250 220 375 345 750">
            <text:p/>
          </draw:path>
          <draw:frame draw:style-name="gr8" draw:text-style-name="P5" draw:layer="layout" svg:width="1.5cm" svg:height="0.625cm" svg:x="15.016cm" svg:y="7.15cm">
            <draw:text-box>
              <text:p text:style-name="P4"><text:span text:style-name="T7">co2ro(</text:span><text:span text:style-name="T8"> </text:span><text:span text:style-name="T7">)</text:span></text:p>
            </draw:text-box>
          </draw:frame>
          <draw:path draw:style-name="gr7" draw:text-style-name="P1" draw:layer="layout" svg:width="0.624cm" svg:height="0.624cm" svg:x="14.641cm" svg:y="8.65cm" svg:viewBox="0 0 625 625" svg:d="M625 0c-145 250-625 250-625 625">
            <text:p/>
          </draw:path>
          <draw:frame draw:style-name="gr10" draw:text-style-name="P5" draw:layer="layout" svg:width="1.625cm" svg:height="0.569cm" svg:x="15.016cm" svg:y="8.706cm">
            <draw:text-box>
              <text:p text:style-name="P4"><text:span text:style-name="T7">ro2abs(</text:span><text:span text:style-name="T8"> </text:span><text:span text:style-name="T7">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23:02:48.874000000</meta:creation-date>
    <dc:date>2015-03-16T00:03:05.339000000</dc:date>
    <meta:editing-duration>PT28M57S</meta:editing-duration>
    <meta:editing-cycles>5</meta:editing-cycles>
    <meta:generator>LibreOffice/4.3.6.2$Windows_x86 LibreOffice_project/d50a87b2e514536ed401c18000dad4660b6a169e</meta:generator>
    <meta:document-statistic meta:object-count="17"/>
  </office:meta>
</office:document-meta>
</file>